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7df7" officeooo:paragraph-rsid="00037df7"/>
    </style:style>
    <style:style style:name="P2" style:family="paragraph" style:parent-style-name="Standard">
      <style:paragraph-properties fo:text-align="center" style:justify-single-word="false"/>
      <style:text-properties officeooo:rsid="00037df7" officeooo:paragraph-rsid="00037df7"/>
    </style:style>
    <style:style style:name="P3" style:family="paragraph" style:parent-style-name="Standard">
      <style:paragraph-properties fo:text-align="start" style:justify-single-word="false"/>
      <style:text-properties officeooo:rsid="00037df7" officeooo:paragraph-rsid="00037df7"/>
    </style:style>
    <style:style style:name="P4" style:family="paragraph" style:parent-style-name="Standard">
      <style:paragraph-properties fo:text-align="start" style:justify-single-word="false"/>
      <style:text-properties officeooo:rsid="00037df7" officeooo:paragraph-rsid="0003aefe"/>
    </style:style>
    <style:style style:name="P5" style:family="paragraph" style:parent-style-name="Standard">
      <style:paragraph-properties fo:text-align="start" style:justify-single-word="false"/>
      <style:text-properties officeooo:rsid="0004c3b7" officeooo:paragraph-rsid="0004c3b7"/>
    </style:style>
    <style:style style:name="T1" style:family="text">
      <style:text-properties officeooo:rsid="0003a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Gould</text:p>
      <text:p text:style-name="P1">4/12/18</text:p>
      <text:p text:style-name="P1">CS-288</text:p>
      <text:p text:style-name="P1"/>
      <text:p text:style-name="P2">Homework 6</text:p>
      <text:p text:style-name="P2"/>
      <text:p text:style-name="P3">1. <text:tab/>Initial State – (0,0)</text:p>
      <text:p text:style-name="P3"><text:tab/>Goal States – (2,0),(2,1),(2,2),(2,3)</text:p>
      <text:p text:style-name="P3"><text:tab/>Operators - <text:tab/>1. Fill red bucket (+4,0)</text:p>
      <text:p text:style-name="P3"><text:tab/><text:tab/><text:tab/>2. Fill green bucket (0,+3)</text:p>
      <text:p text:style-name="P3"><text:tab/><text:tab/><text:tab/>3. Empty red bucket (-4,0)</text:p>
      <text:p text:style-name="P3"><text:tab/><text:tab/><text:tab/>4. Empty green bucket (0,-3)</text:p>
      <text:p text:style-name="P3"><text:tab/><text:tab/><text:tab/>5. Fill red bucket w/ green bucket ()</text:p>
      <text:p text:style-name="P4"><text:tab/><text:tab/><text:tab/>6. Fill green bucket w/ red bucket (<text:span text:style-name="T1">)</text:span></text:p>
      <text:p text:style-name="P4"/>
      <text:p text:style-name="P5">2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5:00:04.837573276</meta:creation-date>
    <dc:date>2018-04-12T15:19:30.455967344</dc:date>
    <meta:editing-duration>PT9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2" meta:character-count="311" meta:non-whitespace-character-count="250"/>
  </office:meta>
</office:document-meta>
</file>